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/>
          <table:table-cell office:value-type="string">
            <text:p>correct</text:p>
          </table:table-cell>
          <table:table-cell office:value-type="string">
            <text:p>not correct</text:p>
          </table:table-cell>
        </table:table-row>
        <table:table-row table:style-name="ro1">
          <table:table-cell office:value-type="string">
            <text:p>Doctor doctor1 = new Doctor();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office:value-type="string">
            <text:p>Doctor doctor2 = new MedicalStaff();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 office:value-type="string">
            <text:p>Doctor doctor3 = new HeadDoctor();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office:value-type="string">
            <text:p>Object object1 = new HeadDoctor();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office:value-type="string">
            <text:p>HeadDoctor doctor5 = new Object();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 office:value-type="string">
            <text:p>Doctor doctor6  = new Nurse();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 office:value-type="string">
            <text:p>Nurse nurse = new Doctor();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 office:value-type="string">
            <text:p>Object object2 = new Nurse();</text:p>
          </table:table-cell>
          <table:table-cell office:value-type="string">
            <text:p>+</text:p>
          </table:table-cell>
          <table:table-cell/>
        </table:table-row>
        <table:table-row table:style-name="ro2">
          <table:table-cell table:number-columns-repeated="3" office:value-type="string">
            <text:p> </text:p>
          </table:table-cell>
        </table:table-row>
        <table:table-row table:style-name="ro1">
          <table:table-cell office:value-type="string">
            <text:p>List&lt;Doctor&gt; list1= new ArrayList&lt;Doctor&gt;();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office:value-type="string">
            <text:p>List&lt;MedicalStaff&gt; list2 = new ArrayList&lt;Doctor&gt;();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 office:value-type="string">
            <text:p>List&lt;Doctor&gt; list3 = new ArrayList&lt;MedicalStaff&gt;();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 office:value-type="string">
            <text:p>List&lt;Object&gt; list4 = new ArrayList&lt;Doctor&gt;();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 office:value-type="string">
            <text:p>List&lt;Object&gt; list5 = new ArrayList&lt;Object&gt;();</text:p>
          </table:table-cell>
          <table:table-cell office:value-type="string">
            <text:p>+</text:p>
          </table:table-cell>
          <table:table-cell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13.11.2015</text:date>, <text:time>10:35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25:32.75</meta:creation-date>
    <dc:date>2015-11-13T10:35:27.03</dc:date>
    <meta:editing-duration>PT9M54S</meta:editing-duration>
    <meta:editing-cycles>1</meta:editing-cycles>
    <meta:generator>OpenOffice/4.1.1$Win32 OpenOffice.org_project/411m6$Build-9775</meta:generator>
    <meta:document-statistic meta:table-count="3" meta:cell-count="31" meta:object-count="0"/>
  </office:meta>
</office:document-meta>
</file>